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zh">
      <style:paragraph-properties style:border-line-width-bottom="0.004cm 0.035cm 0.004cm" fo:padding-left="0cm" fo:padding-right="0cm" fo:padding-top="0cm" fo:padding-bottom="0.035cm" fo:border-left="none" fo:border-right="none" fo:border-top="none" fo:border-bottom="1.19pt double #000000">
        <style:tab-stops>
          <style:tab-stop style:position="2.499cm" style:leader-style="dotted" style:leader-text="."/>
          <style:tab-stop style:position="7.001cm" style:leader-style="dotted" style:leader-text="."/>
          <style:tab-stop style:position="12cm" style:leader-style="dotted" style:leader-text="."/>
          <style:tab-stop style:position="18.3cm" style:type="right" style:leader-style="dotted" style:leader-text="."/>
        </style:tab-stops>
      </style:paragraph-properties>
      <style:text-properties fo:font-weight="bold" style:font-weight-asian="bold"/>
    </style:style>
    <style:style style:name="P2" style:family="paragraph" style:parent-style-name="zh">
      <style:paragraph-properties fo:margin-left="0.995cm" fo:margin-right="0cm" fo:orphans="2" fo:widows="2" fo:hyphenation-ladder-count="no-limit" fo:text-indent="-0.995cm" style:auto-text-indent="false" style:writing-mode="lr-tb"/>
      <style:text-properties fo:hyphenate="true" fo:hyphenation-remain-char-count="2" fo:hyphenation-push-char-count="2"/>
    </style:style>
    <style:style style:name="P3" style:family="paragraph" style:parent-style-name="zh">
      <style:text-properties officeooo:rsid="000b01d8" officeooo:paragraph-rsid="000b01d8"/>
    </style:style>
    <style:style style:name="P4" style:family="paragraph" style:parent-style-name="zh">
      <style:paragraph-properties fo:margin-left="0.988cm" fo:margin-right="0cm" fo:text-indent="-0.988cm" style:auto-text-indent="false"/>
    </style:style>
    <style:style style:name="P5" style:family="paragraph" style:parent-style-name="zh">
      <style:paragraph-properties fo:margin-left="0.997cm" fo:margin-right="0cm" fo:text-indent="-0.997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</style:style>
    <style:style style:name="P6" style:family="paragraph" style:parent-style-name="zh" style:master-page-name="Standard">
      <style:paragraph-properties style:page-number="auto" style:border-line-width-bottom="0.004cm 0.035cm 0.004cm" fo:padding-left="0cm" fo:padding-right="0cm" fo:padding-top="0cm" fo:padding-bottom="0.035cm" fo:border-left="none" fo:border-right="none" fo:border-top="none" fo:border-bottom="1.19pt double #000000">
        <style:tab-stops>
          <style:tab-stop style:position="2.499cm"/>
          <style:tab-stop style:position="7.001cm" style:leader-style="dotted" style:leader-text="."/>
          <style:tab-stop style:position="12cm" style:leader-style="dotted" style:leader-text="."/>
          <style:tab-stop style:position="18.3cm" style:type="right" style:leader-style="dotted" style:leader-text="."/>
        </style:tab-stops>
      </style:paragraph-properties>
      <style:text-properties fo:font-weight="bold" style:font-weight-asian="bold"/>
    </style:style>
    <style:style style:name="P7" style:family="paragraph" style:parent-style-name="zh">
      <style:text-properties officeooo:rsid="0015ef2c" officeooo:paragraph-rsid="0015ef2c"/>
    </style:style>
    <style:style style:name="P8" style:family="paragraph" style:parent-style-name="zh">
      <style:paragraph-properties fo:margin-left="0.988cm" fo:margin-right="0cm" fo:orphans="2" fo:widows="2" fo:hyphenation-ladder-count="no-limit" fo:text-indent="-0.988cm" style:auto-text-indent="false" style:writing-mode="lr-tb"/>
      <style:text-properties officeooo:paragraph-rsid="0015ef2c" fo:hyphenate="true" fo:hyphenation-remain-char-count="2" fo:hyphenation-push-char-count="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eb35" style:font-weight-asian="bold" style:font-weight-complex="bold"/>
    </style:style>
    <style:style style:name="T4" style:family="text">
      <style:text-properties fo:font-weight="bold" officeooo:rsid="00175733" style:font-weight-asian="bold" style:font-weight-complex="bold"/>
    </style:style>
    <style:style style:name="T5" style:family="text">
      <style:text-properties fo:font-weight="normal" officeooo:rsid="00175733" style:font-weight-asian="normal" style:font-weight-complex="normal"/>
    </style:style>
    <style:style style:name="T6" style:family="text">
      <style:text-properties officeooo:rsid="0010eb35"/>
    </style:style>
    <style:style style:name="T7" style:family="text">
      <style:text-properties officeooo:rsid="0015ef2c"/>
    </style:style>
    <style:style style:name="T8" style:family="text">
      <style:text-properties style:text-position="super 58%"/>
    </style:style>
    <style:style style:name="T9" style:family="text">
      <style:text-properties officeooo:rsid="001757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B_IN023_2 <text:tab/>Név: <text:tab/>NEPTUN kód: <text:tab/>Hallgató aláírása:<text:tab/></text:p>
      <text:p text:style-name="P1">Tagozat:<text:tab/>Gép: <text:tab/>Jegy: <text:tab/>Oktató aláírása:<text:tab/></text:p>
      <text:p text:style-name="P7">Készítsen dinamikus weboldalt a szobafestéshez szükséges festékmennyiség megállapításához! A weboldalon helyezzen el három űrlapmezőt a megfelelő címkékkel együtt a festendő szoba szélességének, hosszának és magasságának (m-ben mért, pozitív valós számok) megadásához! Ha a felhasználó minden adatot <text:span text:style-name="T9">helyesen </text:span>megadott és rákattintott a „Tovább” gombra, navigáljon a következő oldalra, hiba/hiányosság esetén töltse vissza az oldalt!</text:p>
      <text:p text:style-name="P7">A következő oldalon egy nyílászáró méretei (szélesség, magasság, szintén valós pozitív számok) adhatók meg. Ha a felhasználó a „Hozzáad” gombra kattint, jelenjenek meg a nyílászáró méretei egy táblázatban, és a jelenlegi oldalt újratöltve további, tetszőleges számú nyílászáró adható még meg. Hibás vagy hiányos adat esetén most elég azt egyszerűen figyelmen kívül hagyni. A „Tovább” hivatkozásra kattintva lehet eljutni a harmadik oldalra.</text:p>
      <text:p text:style-name="P7">A harmadik oldalon jelenjen meg, hogy a szoba falai nyílászárók nélkül hány m<text:span text:style-name="T8">2</text:span> felületűek, összesen hány darab nyílászáró van a helyiségen, ezek hány m<text:span text:style-name="T8">2</text:span>-t foglalnak el, és végül összesen hány m<text:span text:style-name="T8">2</text:span> marad.</text:p>
      <text:p text:style-name="P3"/>
      <text:p text:style-name="zh">Értékelés: Az alapfeladat megoldása <text:span text:style-name="T1">2</text:span> pont. Plusz illetve mínusz pont adandó a következőkért:</text:p>
      <text:p text:style-name="P4"><text:span text:style-name="T1">–1</text:span>:<text:span text:style-name="T1"><text:tab/></text:span>Ha az alapprogram működése bármiben is eltér a feladatban megfogalmazottól.</text:p>
      <text:p text:style-name="P8"><text:span text:style-name="T1">+1</text:span>:<text:tab/><text:span text:style-name="T7">A harmadik oldalon helyezzen el egy legördülő listát, ami az ismert festékek neveit tartalmazza! A festékek adatait a xenia.sze.hu címen elérhető MySQL adatbázis „hallgatok” adatbázisának „festek” táblája tartalmazza. Az oldalon jelenjen meg, hogy a kiválasztott festékből hány literre lesz szükség a helyiség kifestéséhez! Ha a felhasználó másik festéket választ, akkor a „Frissít” gombra kattintva már ezzel a festékkel számolva kell megadni a szükséges mennyiséget. Ügyeljen rá, hogy a listában alaphelyzetben mindig az a festék legyen kiválasztva, amivel a számítás eredménye megszületett.</text:span></text:p>
      <text:p text:style-name="P2"><text:span text:style-name="T2">+</text:span><text:span text:style-name="T3">1</text:span><text:span text:style-name="T2">:<text:tab/></text:span><text:span text:style-name="T5">Amennyiben a legelső oldalon az űrlapmezőkben valamilyen hiba/hiányosság van, akkor úgy töltse vissza a jelenlegi oldalt, hogy a helyesen kitöltött űrlapmezőkbe ne kelljen újra begépelni az adatot, a hibás/hiányos mezők legyenek üresek, címkéjük felirata pedig piros színű!</text:span></text:p>
      <text:p text:style-name="P5"><text:span text:style-name="T2">+1</text:span>:<text:tab/><text:span text:style-name="T6">Oldja meg a feladatot objektum-orientált szemléletben! Ez alatt minimálisan azt értjük, hogy létrehoz egy „Szoba” osztályt, ami tartalmazza a szoba három méretét, illetve aggregálja a „Nyilaszaro” osztály példányait, amik egy-egy nyílászáró méreteit tartalmazzák. Hozzon létre bennük megfelelő konstruktorokat, metódusokat a felületek méretének lekérdezéséhez! Lehessen új nyílászárót hozzáadni a szobához, és a szoba nyílászáróinak számát lekérdezni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ms Rmn" fo:font-family="'Tms Rmn', 'Times New Roman'" style:font-family-generic="roman" style:font-pitch="variable" fo:font-size="10pt" fo:language="hu" fo:country="H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language="hu" fo:country="HU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2pt" fo:language="hu" fo:country="HU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cmod" style:family="paragraph" style:parent-style-name="Standard">
      <style:paragraph-properties fo:margin-left="0cm" fo:margin-right="0cm" fo:margin-top="0cm" fo:margin-bottom="0.212cm" style:contextual-spacing="false" fo:text-indent="0.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/>
    </style:style>
    <style:style style:name="cmodk" style:family="paragraph" style:parent-style-name="cmod">
      <style:paragraph-properties fo:margin-left="0cm" fo:margin-right="0cm" fo:margin-top="0cm" fo:margin-bottom="0cm" style:contextual-spacing="false" fo:text-indent="0cm" style:auto-text-indent="false"/>
    </style:style>
    <style:style style:name="Normál_20__28_Web_29_" style:display-name="Normál (Web)" style:family="paragraph" style:parent-style-name="Standard">
      <style:paragraph-properties fo:margin-top="0.176cm" fo:margin-bottom="0.176cm" style:contextual-spacing="false"/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kumentumtérkép1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zh" style:family="paragraph" style:parent-style-name="Standard">
      <style:paragraph-properties fo:margin-top="0.212cm" fo:margin-bottom="0cm" style:contextual-spacing="false" fo:text-align="justify" style:justify-single-word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Bekezdés_20_alapbetűtípusa" style:display-name="Bekezdés alapbetűtípusa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Bekezdés_20_alapbetűtípusa4" style:display-name="Bekezdés alapbetűtípusa4" style:family="text"/>
    <style:style style:name="Bekezdés_20_alapbetűtípusa3" style:display-name="Bekezdés alapbetűtípusa3" style:family="text"/>
    <style:style style:name="Absatz-Standardschriftart" style:family="text"/>
    <style:style style:name="Bekezdés_20_alapbetűtípusa2" style:display-name="Bekezdés alapbetűtípusa2" style:family="text"/>
    <style:style style:name="WW8Num1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1" style:display-name="Bekezdés alapbetűtípusa1" style:family="text"/>
    <style:style style:name="cmod_20_Char" style:display-name="cmod Char" style:family="text" style:parent-style-name="Bekezdés_20_alapbetűtípusa1">
      <style:text-properties fo:font-size="12pt" fo:language="hu" fo:country="HU" style:font-size-asian="12pt" style:language-complex="ar" style:country-complex="SA"/>
    </style:style>
    <style:style style:name="Internet_20_link" style:display-name="Internet link" style:family="text" style:parent-style-name="Bekezdés_20_alapbetűtípusa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Bekezdés_20_alapbetűtípusa1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AR PL UMing HK1" style:font-family-asian="'AR PL UMing H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cm" fo:margin-bottom="1.27cm" fo:margin-left="1.499cm" fo:margin-right="1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6cm" fo:margin-bottom="1.369cm" fo:margin-left="1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épernyô és billentyűzet kezelése</dc:title>
    <meta:initial-creator>hatwagner</meta:initial-creator>
    <meta:creation-date>2011-05-12T14:32:00</meta:creation-date>
    <dc:creator>Hatwagner Ferenc Miklos</dc:creator>
    <dc:date>2017-06-05T10:48:44.898659908</dc:date>
    <meta:print-date>2006-12-11T12:52:00</meta:print-date>
    <meta:editing-cycles>38</meta:editing-cycles>
    <meta:editing-duration>PT5H49M4S</meta:editing-duration>
    <meta:generator>LibreOffice/4.2.8.2$Linux_X86_64 LibreOffice_project/420m0$Build-2</meta:generator>
    <meta:document-statistic meta:table-count="0" meta:image-count="0" meta:object-count="0" meta:page-count="1" meta:paragraph-count="10" meta:word-count="357" meta:character-count="2663" meta:non-whitespace-character-count="2309"/>
    <meta:user-defined meta:name="Információ 1"/>
    <meta:user-defined meta:name="Információ 2"/>
    <meta:user-defined meta:name="Információ 3"/>
    <meta:user-defined meta:name="Információ 4"/>
  </office:meta>
</office:document-meta>
</file>